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Gandhi Sans" svg:font-family="'Gandhi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J Regular" svg:font-family="'Source Han Sans J Regular'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0fc38b" officeooo:paragraph-rsid="000fc38b"/>
    </style:style>
    <style:style style:name="P2" style:family="paragraph" style:parent-style-name="Standard">
      <style:text-properties fo:font-weight="bold" officeooo:rsid="000fc38b" officeooo:paragraph-rsid="000fc38b" style:font-weight-asian="bold" style:font-weight-complex="bold"/>
    </style:style>
    <style:style style:name="P3" style:family="paragraph" style:parent-style-name="Standard" style:list-style-name="L2">
      <style:text-properties fo:font-weight="normal" officeooo:rsid="000fc38b" officeooo:paragraph-rsid="000fc38b" style:font-weight-asian="normal" style:font-weight-complex="normal"/>
    </style:style>
    <style:style style:name="P4" style:family="paragraph" style:parent-style-name="Standard" style:list-style-name="L2">
      <style:text-properties fo:font-style="italic" fo:font-weight="normal" officeooo:rsid="000fc38b" officeooo:paragraph-rsid="000fc38b" style:font-style-asian="italic" style:font-weight-asian="normal" style:font-style-complex="italic" style:font-weight-complex="normal"/>
    </style:style>
    <style:style style:name="P5" style:family="paragraph" style:parent-style-name="Standard" style:list-style-name="L2">
      <style:text-properties style:text-underline-style="solid" style:text-underline-width="auto" style:text-underline-color="font-color" officeooo:rsid="000fc38b" officeooo:paragraph-rsid="000fc38b"/>
    </style:style>
    <style:style style:name="P6" style:family="paragraph" style:parent-style-name="Standard" style:list-style-name="L2">
      <style:text-properties style:text-underline-style="solid" style:text-underline-width="auto" style:text-underline-color="font-color" officeooo:rsid="00118ce3" officeooo:paragraph-rsid="00118ce3"/>
    </style:style>
    <style:style style:name="P7" style:family="paragraph" style:parent-style-name="Standard" style:list-style-name="L2">
      <style:text-properties style:text-underline-style="solid" style:text-underline-width="auto" style:text-underline-color="font-color" officeooo:rsid="00134976" officeooo:paragraph-rsid="00134976"/>
    </style:style>
    <style:style style:name="P8" style:family="paragraph" style:parent-style-name="Standard" style:list-style-name="L2">
      <style:text-properties style:text-underline-style="solid" style:text-underline-width="auto" style:text-underline-color="font-color" officeooo:rsid="00147639" officeooo:paragraph-rsid="00147639"/>
    </style:style>
    <style:style style:name="P9" style:family="paragraph" style:parent-style-name="Standard" style:list-style-name="L2">
      <style:text-properties style:text-underline-style="solid" style:text-underline-width="auto" style:text-underline-color="font-color" officeooo:rsid="00161671" officeooo:paragraph-rsid="00161671"/>
    </style:style>
    <style:style style:name="P10" style:family="paragraph" style:parent-style-name="Standard" style:list-style-name="L2">
      <style:text-properties style:text-underline-style="solid" style:text-underline-width="auto" style:text-underline-color="font-color" officeooo:rsid="001787c0" officeooo:paragraph-rsid="001787c0"/>
    </style:style>
    <style:style style:name="P11" style:family="paragraph" style:parent-style-name="Standard" style:list-style-name="L2">
      <style:text-properties style:text-underline-style="solid" style:text-underline-width="auto" style:text-underline-color="font-color" officeooo:rsid="001879bc" officeooo:paragraph-rsid="001879bc"/>
    </style:style>
    <style:style style:name="P12" style:family="paragraph" style:parent-style-name="Standard" style:list-style-name="L2">
      <style:text-properties style:text-underline-style="solid" style:text-underline-width="auto" style:text-underline-color="font-color" officeooo:rsid="001a4c5d" officeooo:paragraph-rsid="001a4c5d"/>
    </style:style>
    <style:style style:name="P13" style:family="paragraph" style:parent-style-name="Standard" style:list-style-name="L2">
      <style:text-properties style:text-underline-style="solid" style:text-underline-width="auto" style:text-underline-color="font-color" officeooo:rsid="001a4fe0" officeooo:paragraph-rsid="001a4fe0"/>
    </style:style>
    <style:style style:name="P14" style:family="paragraph" style:parent-style-name="Standard" style:list-style-name="L2">
      <style:text-properties style:text-underline-style="none" officeooo:rsid="000fc38b" officeooo:paragraph-rsid="000fc38b"/>
    </style:style>
    <style:style style:name="P15" style:family="paragraph" style:parent-style-name="Standard" style:list-style-name="L2">
      <style:text-properties style:text-underline-style="none" officeooo:rsid="0014833f" officeooo:paragraph-rsid="0014833f"/>
    </style:style>
    <style:style style:name="P16" style:family="paragraph" style:parent-style-name="Standard" style:list-style-name="L2">
      <style:text-properties style:text-underline-style="none" officeooo:rsid="001548a4" officeooo:paragraph-rsid="001548a4"/>
    </style:style>
    <style:style style:name="P17" style:family="paragraph" style:parent-style-name="Standard" style:list-style-name="L2">
      <style:text-properties style:text-underline-style="none" officeooo:rsid="00161671" officeooo:paragraph-rsid="00161671"/>
    </style:style>
    <style:style style:name="P18" style:family="paragraph" style:parent-style-name="Standard" style:list-style-name="L2">
      <style:text-properties officeooo:rsid="00118ce3" officeooo:paragraph-rsid="00118ce3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officeooo:rsid="0015e7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ciety and Culture in Provincial America notes (p. 65-75)</text:p>
      <text:p text:style-name="P2"/>
      <text:list xml:id="list6218506289770069024" text:style-name="L2">
        <text:list-item>
          <text:p text:style-name="P3">The colonies became more English as they grew, but also moved apart from Britain in culture</text:p>
        </text:list-item>
        <text:list-item>
          <text:p text:style-name="P3">There was a much more diverse population in the colonies than in Britain</text:p>
        </text:list-item>
        <text:list-item>
          <text:p text:style-name="P3">Regional differences heavily affected societies</text:p>
        </text:list-item>
        <text:list-item>
          <text:p text:style-name="P4">The Colonial Population</text:p>
          <text:list>
            <text:list-item>
              <text:p text:style-name="P1"><text:span text:style-name="T1">After the pilgrims landed, the nonnative population grew rapidly</text:span></text:p>
            </text:list-item>
            <text:list-item>
              <text:p text:style-name="P1"><text:span text:style-name="T1">Most of the early English population of North America was not aristocratic</text:span></text:p>
              <text:list>
                <text:list-item>
                  <text:p text:style-name="P1"><text:span text:style-name="T1">They were mainly laborers</text:span></text:p>
                </text:list-item>
                <text:list-item>
                  <text:p text:style-name="P1"><text:span text:style-name="T1">There were some people who immigrated for religious or commercial reasons</text:span></text:p>
                </text:list-item>
              </text:list>
            </text:list-item>
            <text:list-item>
              <text:p text:style-name="P1">Religious dissenters formed most of New England</text:p>
            </text:list-item>
            <text:list-item>
              <text:p text:style-name="P1"><text:span text:style-name="T1">¾'s of the Chesapeake's population in the 1600's were indentured servants</text:span></text:p>
            </text:list-item>
            <text:list-item>
              <text:p text:style-name="P5"><text:span text:style-name="T1">Indentured Servitude</text:span></text:p>
              <text:list>
                <text:list-item>
                  <text:p text:style-name="P14"><text:span text:style-name="T1">Is when (usually young) men and women bound themselves to masters voluntarily for a period of time in return for passage to America along with room and board when they arrived</text:span></text:p>
                </text:list-item>
                <text:list-item>
                  <text:p text:style-name="P14"><text:span text:style-name="T1">¼th of the indentured servants in the Chesapeake were women</text:span></text:p>
                  <text:list>
                    <text:list-item>
                      <text:p text:style-name="P14"><text:span text:style-name="T1">This made it easy for them to find husbands, since they were greatly outnumbered by men</text:span></text:p>
                    </text:list-item>
                  </text:list>
                </text:list-item>
                <text:list-item>
                  <text:p text:style-name="P14"><text:span text:style-name="T1">Convicts were sometimes forced into indentured servitude</text:span></text:p>
                </text:list-item>
                <text:list-item>
                  <text:p text:style-name="P14"><text:span text:style-name="T1">Many young indentured men found themselves without anything after their indenturement was up, and traveled from place to place looking for work or rest</text:span></text:p>
                  <text:list>
                    <text:list-item>
                      <text:p text:style-name="P14"><text:span text:style-name="T1">This happened the most in the Chesapeake</text:span></text:p>
                    </text:list-item>
                  </text:list>
                </text:list-item>
                <text:list-item>
                  <text:p text:style-name="P14"><text:span text:style-name="T1">Families moved to more promising areas every few years was common</text:span></text:p>
                </text:list-item>
                <text:list-item>
                  <text:p text:style-name="P14"><text:span text:style-name="T1">The flow of indentured servants into America becan to ebb in the 1670's</text:span></text:p>
                </text:list-item>
                <text:list-item>
                  <text:p text:style-name="P14"><text:span text:style-name="T1">By the 1700's, the indentured servants that did come avoided the South and served in the Atlantic colonies</text:span></text:p>
                </text:list-item>
                <text:list-item>
                  <text:p text:style-name="P18">Landowners in the Chesapeake stopped liking indentured servitude and started to lean towards slavery</text:p>
                </text:list-item>
              </text:list>
            </text:list-item>
            <text:list-item>
              <text:p text:style-name="P6">Birth and Death</text:p>
              <text:list>
                <text:list-item>
                  <text:p text:style-name="P6"><text:span text:style-name="T2">By the 1700's, the population of non-Indians had grown to over 250,000, with ¼ of those being African</text:span></text:p>
                </text:list-item>
                <text:list-item>
                  <text:p text:style-name="P6"><text:span text:style-name="T2">The New England population more than quadrupled from reproduction alone (rather than immigration) between 1650 and 1700</text:span></text:p>
                </text:list-item>
                <text:list-item>
                  <text:p text:style-name="P6"><text:span text:style-name="T2">The life expectancy for both men and women in New England during this time was around 70, which was 10 years higher than in Britain</text:span></text:p>
                </text:list-item>
                <text:list-item>
                  <text:p text:style-name="P6"><text:span text:style-name="T2">The mortality rate in the Chesapeake region was much higher during this time</text:span></text:p>
                </text:list-item>
                <text:list-item>
                  <text:p text:style-name="P6"><text:span text:style-name="T2">Malaria and salt-contaminated water killed many in the Chesapeake</text:span></text:p>
                </text:list-item>
                <text:list-item>
                  <text:p text:style-name="P7"><text:span text:style-name="T2">In the Chesapeake, 75% of the population was male and in New England, about 60% of the population was male</text:span></text:p>
                </text:list-item>
                <text:list-item>
                  <text:p text:style-name="P7"><text:span text:style-name="T2">This ratio increased to about even by the 1800's, but started to become more equal by the late 1600's</text:span></text:p>
                </text:list-item>
              </text:list>
            </text:list-item>
            <text:list-item>
              <text:p text:style-name="P7">Medicine in the Colonies</text:p>
              <text:list>
                <text:list-item>
                  <text:p text:style-name="P7"><text:span text:style-name="T2">Childbirth had an extremely high mortality rate for both the women and the children</text:span></text:p>
                </text:list-item>
                <text:list-item>
                  <text:p text:style-name="P7"><text:span text:style-name="T2">There was no understanding of sterilization or infection in the 1600's and 1700's</text:span></text:p>
                  <text:list>
                    <text:list-item>
                      <text:p text:style-name="P7"><text:span text:style-name="T2">This caused many bacterial infections</text:span></text:p>
                    </text:list-item>
                  </text:list>
                </text:list-item>
                <text:list-item>
                  <text:p text:style-name="P8"><text:span text:style-name="T2">Many women became midwifes with little knowledge of medicine</text:span></text:p>
                </text:list-item>
                <text:list-item>
                  <text:p text:style-name="P8"><text:span text:style-name="T2">They assisted with childbirth but also urged patients to use herbal remedies</text:span></text:p>
                </text:list-item>
                <text:list-item>
                  <text:p text:style-name="P8"><text:span text:style-name="T2">Male doctors felt threatened and tried unsuccessfully to drive women from the field</text:span></text:p>
                </text:list-item>
                <text:list-item>
                  <text:p text:style-name="P8"><text:soft-page-break/><text:span text:style-name="T2">Most medicine was drived from the theory of “humoralism” from the second century physician Galen</text:span></text:p>
                </text:list-item>
                <text:list-item>
                  <text:p text:style-name="P8"><text:span text:style-name="T2">The theory said that the body was governed by four “humors” in bodily fluids</text:span></text:p>
                  <text:list>
                    <text:list-item>
                      <text:p text:style-name="P8"><text:span text:style-name="T2">Yellow bile (choler)</text:span></text:p>
                    </text:list-item>
                    <text:list-item>
                      <text:p text:style-name="P8"><text:span text:style-name="T2">Black bile (melancholy)</text:span></text:p>
                    </text:list-item>
                    <text:list-item>
                      <text:p text:style-name="P8"><text:span text:style-name="T2">Blood</text:span></text:p>
                    </text:list-item>
                    <text:list-item>
                      <text:p text:style-name="P8"><text:span text:style-name="T2">Phlegm</text:span></text:p>
                    </text:list-item>
                  </text:list>
                </text:list-item>
                <text:list-item>
                  <text:p text:style-name="P8"><text:span text:style-name="T2">Illness was supposedly from an imbalance of the humors</text:span></text:p>
                </text:list-item>
                <text:list-item>
                  <text:p text:style-name="P8"><text:span text:style-name="T2">This was treated through bloodletting and laxatives, among other methods</text:span></text:p>
                </text:list-item>
              </text:list>
            </text:list-item>
            <text:list-item>
              <text:p text:style-name="P8">Women and Families in the Chesapeake</text:p>
              <text:list>
                <text:list-item>
                  <text:p text:style-name="P15">The high ratio of men to women in the Chesapeake meant that few women stayed unmarried for long</text:p>
                </text:list-item>
                <text:list-item>
                  <text:p text:style-name="P15">The patriarchal familial structure of England was unabled to be kept, due to women having lots of power from their relative scarcity and high mortality rate</text:p>
                </text:list-item>
                <text:list-item>
                  <text:p text:style-name="P15">Over a third of marriages in the Chesapeake with the bride, an ex-indentured servant, already pregnant</text:p>
                </text:list-item>
                <text:list-item>
                  <text:p text:style-name="P15">Women who survived long enough had many children</text:p>
                </text:list-item>
                <text:list-item>
                  <text:p text:style-name="P15">The longest-lived had an average of eight children, approximately five of who died before adulthood</text:p>
                </text:list-item>
                <text:list-item>
                  <text:p text:style-name="P16">Women were often made widows wielding large amounts of power due to the large plantations or farms that they were left with when their husbands died</text:p>
                </text:list-item>
                <text:list-item>
                  <text:p text:style-name="P16">By the early 1700's in the Chesapeake, life expectancy was increasing, the sex ratio <text:span text:style-name="T3">was becoming </text:span>more equal, and indent<text:span text:style-name="T3">ured servitude was in decline</text:span></text:p>
                </text:list-item>
                <text:list-item>
                  <text:p text:style-name="P17">Patriarchal households were becoming more common (in the South)</text:p>
                </text:list-item>
              </text:list>
            </text:list-item>
            <text:list-item>
              <text:p text:style-name="P9">Women and Families in New England</text:p>
              <text:list>
                <text:list-item>
                  <text:p text:style-name="P10"><text:span text:style-name="T2">The mortality rate for both women and children in New England was far lower than in the Chesapeake</text:span></text:p>
                </text:list-item>
                <text:list-item>
                  <text:p text:style-name="P11"><text:span text:style-name="T2">Women had far less control than in the Chesapeake since there were more of them and their fathers were often alive to arrange marriages</text:span></text:p>
                </text:list-item>
                <text:list-item>
                  <text:p text:style-name="P11"><text:span text:style-name="T2">The women in New England had many children and often were caring to them long into their 60's if they lived that long</text:span></text:p>
                </text:list-item>
                <text:list-item>
                  <text:p text:style-name="P11"><text:span text:style-name="T2">The premarital pregnancy rate was much lower in New England</text:span></text:p>
                </text:list-item>
                <text:list-item>
                  <text:p text:style-name="P12"><text:span text:style-name="T2">Religious belief held far more sway in New England compared to the Chesapeake; the Puritan church was a powerful institution in the area</text:span></text:p>
                </text:list-item>
                <text:list-item>
                  <text:p text:style-name="P12"><text:span text:style-name="T2">Puritanism placed a high value on the family</text:span></text:p>
                </text:list-item>
                <text:list-item>
                  <text:p text:style-name="P12"><text:span text:style-name="T2">It also reinforced the idea of nearly absolute male authority and the weakness of women</text:span></text:p>
                </text:list-item>
              </text:list>
            </text:list-item>
            <text:list-item>
              <text:p text:style-name="P12">The Beginnings of Slavery in British America</text:p>
              <text:list>
                <text:list-item>
                  <text:p text:style-name="P12"><text:span text:style-name="T2">There was almost always a demand for black slaves</text:span></text:p>
                </text:list-item>
                <text:list-item>
                  <text:p text:style-name="P12"><text:span text:style-name="T2">It took until the late 1600's until the slave trade came in full force to America, because the Portuguese slavers did not originally take a route that took them to America</text:span></text:p>
                </text:list-item>
                <text:list-item>
                  <text:p text:style-name="P12"><text:span text:style-name="T2">The more slaves there were, the more horrible slavery became</text:span></text:p>
                </text:list-item>
                <text:list-item>
                  <text:p text:style-name="P12"><text:span text:style-name="T2">The slaves were packed into dark, disgusting holds for the journey to America</text:span></text:p>
                </text:list-item>
                <text:list-item>
                  <text:p text:style-name="P12"><text:span text:style-name="T2">They remained in the holds for weeks or months on the journey</text:span></text:p>
                </text:list-item>
                <text:list-item>
                  <text:p text:style-name="P12"><text:span text:style-name="T2">Conditions varied from ship to ship, but all were horrible; on some ships, deaths along the way was part of the business model</text:span></text:p>
                </text:list-item>
                <text:list-item>
                  <text:p text:style-name="P12"><text:span text:style-name="T2">In the mid 1690's, the slave trade began in earnest in America</text:span></text:p>
                </text:list-item>
                <text:list-item>
                  <text:p text:style-name="P12"><text:span text:style-name="T2">In the Chesapeake, more slaves were being born than imported by 1700</text:span></text:p>
                </text:list-item>
                <text:list-item>
                  <text:p text:style-name="P13"><text:span text:style-name="T2">The number of African slaves increased ten times from 1700 to 1760 to about 250,000</text:span></text:p>
                </text:list-item>
                <text:list-item>
                  <text:p text:style-name="P13"><text:span text:style-name="T2">Originally it seemed that Africans who were imported would have status similar to </text:span><text:soft-page-break/><text:span text:style-name="T2">indentured servants</text:span></text:p>
                </text:list-item>
                <text:list-item>
                  <text:p text:style-name="P13"><text:span text:style-name="T2">Later, it became clear that they would be lifetime slaves and secondclass citizens</text:span></text:p>
                </text:list-item>
                <text:list-item>
                  <text:p text:style-name="P13"><text:span text:style-name="T2">Slave codes began to be passed in the early 1700's to ensure fewer rights for Africans</text:span></text:p>
                </text:list-item>
              </text:list>
            </text:list-item>
            <text:list-item>
              <text:p text:style-name="P13">Changing Sources of European Immigration</text:p>
              <text:list>
                <text:list-item>
                  <text:p text:style-name="P13"><text:span text:style-name="T2">By the early 1700's the flow of English immigrants began to substantially decline</text:span></text:p>
                </text:list-item>
                <text:list-item>
                  <text:p text:style-name="P13"><text:span text:style-name="T2">Other races' immigration continued and increased</text:span></text:p>
                </text:list-item>
                <text:list-item>
                  <text:p text:style-name="P13"><text:span text:style-name="T2">Many Huguenots came, but soon afterward around 300,000 left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Gandhi Sans" svg:font-family="'Gandhi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J Regular" svg:font-family="'Source Han Sans J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andhi Sans" fo:font-size="11pt" fo:language="en" fo:country="US" style:letter-kerning="true" style:font-name-asian="Source Han Sans J Regular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Gandhi Sans" fo:font-size="11pt" fo:language="en" fo:country="US" style:letter-kerning="true" style:font-name-asian="Source Han Sans J Regular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J Regular" style:font-family-asian="'Source Han Sans J Regular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3T22:05:26.943159705</meta:creation-date>
    <dc:date>2014-09-03T23:07:12.465565244</dc:date>
    <meta:editing-duration>PT45M18S</meta:editing-duration>
    <meta:editing-cycles>12</meta:editing-cycles>
    <meta:generator>LibreOffice/4.3.1.2$Linux_X86_64 LibreOffice_project/430m0$Build-2</meta:generator>
    <meta:document-statistic meta:table-count="0" meta:image-count="0" meta:object-count="0" meta:page-count="3" meta:paragraph-count="79" meta:word-count="1079" meta:character-count="6068" meta:non-whitespace-character-count="5148"/>
  </office:meta>
</office:document-meta>
</file>